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7c5700" officeooo:paragraph-rsid="00062744"/>
    </style:style>
    <style:style style:name="P2" style:family="paragraph" style:parent-style-name="Text_20_body">
      <style:text-properties officeooo:paragraph-rsid="00062744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officeooo:rsid="007c57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#__RefHeading___Toc792_2086076986" text:style-name="Index_20_Link" text:visited-style-name="Index_20_Link"/></text:p>
      <text:p text:style-name="P1"><text:tab/><text:span text:style-name="T1">This isn’t too intimidating. Let’s break it down:</text:span></text:p>
      <text:p text:style-name="P2"><text:span text:style-name="T2"><text:tab/>The first line isn’t too importan. It’s a convenience on some operating systems. #!… tells the OS how to run the program.</text:span></text:p>
      <text:p text:style-name="P2"><text:span text:style-name="T2"><text:tab/>The next two are useful comments.</text:span></text:p>
      <text:p text:style-name="P2"><text:span text:style-name="T2"><text:tab/>In Bill, we must declare a main function. Fun says it’s a function. Noval means the function returns no-value. The starting point for any function is its name. The starting function for any program is “main.”</text:span></text:p>
      <text:p text:style-name="P2"><text:span text:style-name="T2"><text:tab/>The parentheses might be familiar, they hold parameters. In this case, none.</text:span></text:p>
      <text:p text:style-name="P2"><text:span text:style-name="T2"><text:tab/>Question write or writeln? The second, adds a new line at the end. The first, doesn’t.</text:span></text:p>
      <text:p text:style-name="P2"><text:span text:style-name="T2"><text:tab/>EDIT FOR CHAR ARRAYS!</text:span></text:p>
      <text:p text:style-name="P2"><text:span text:style-name="T2"><text:tab/>What about exit? That ends the program. If there’s a problem, exit(1) should be used. Otherwise, exit(0) or just plain exit() will do.</text:span></text:p>
      <text:p text:style-name="P2"><text:span text:style-name="T2"><text:tab/>DISCUSS SCOPE HERE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4:50:41.291298614</meta:creation-date>
    <dc:date>2022-01-12T14:51:03.983411316</dc:date>
    <meta:editing-duration>PT23S</meta:editing-duration>
    <meta:editing-cycles>1</meta:editing-cycles>
    <meta:document-statistic meta:table-count="0" meta:image-count="0" meta:object-count="0" meta:page-count="1" meta:paragraph-count="9" meta:word-count="130" meta:character-count="756" meta:non-whitespace-character-count="626"/>
    <meta:generator>LibreOffice/6.4.7.2$Linux_X86_64 LibreOffice_project/40$Build-2</meta:generator>
  </office:meta>
</office:document-meta>
</file>